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officeooo:rsid="0007489a" officeooo:paragraph-rsid="0016022a" style:font-size-asian="9pt" style:font-size-complex="9pt"/>
    </style:style>
    <style:style style:name="P2" style:family="paragraph" style:parent-style-name="Standard">
      <style:text-properties officeooo:rsid="00026f71" officeooo:paragraph-rsid="00026f71"/>
    </style:style>
    <style:style style:name="P3" style:family="paragraph" style:parent-style-name="Standard">
      <style:text-properties style:text-underline-style="solid" style:text-underline-width="auto" style:text-underline-color="font-color" officeooo:rsid="00026f71" officeooo:paragraph-rsid="00026f71"/>
    </style:style>
    <style:style style:name="P4" style:family="paragraph" style:parent-style-name="Standard">
      <style:text-properties style:text-underline-style="solid" style:text-underline-width="auto" style:text-underline-color="font-color" officeooo:rsid="00064778" officeooo:paragraph-rsid="00064778"/>
    </style:style>
    <style:style style:name="P5" style:family="paragraph" style:parent-style-name="Standard">
      <style:text-properties style:text-underline-style="solid" style:text-underline-width="auto" style:text-underline-color="font-color" officeooo:rsid="000a0689" officeooo:paragraph-rsid="000a0689"/>
    </style:style>
    <style:style style:name="P6" style:family="paragraph" style:parent-style-name="Standard">
      <style:text-properties style:text-underline-style="solid" style:text-underline-width="auto" style:text-underline-color="font-color" officeooo:rsid="0011ffb4" officeooo:paragraph-rsid="00113f46"/>
    </style:style>
    <style:style style:name="P7" style:family="paragraph" style:parent-style-name="Standard">
      <style:text-properties style:text-underline-style="none" officeooo:rsid="000a0689" officeooo:paragraph-rsid="000a0689"/>
    </style:style>
    <style:style style:name="P8" style:family="paragraph" style:parent-style-name="Standard">
      <style:text-properties style:text-underline-style="none" officeooo:rsid="00064778" officeooo:paragraph-rsid="00064778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26f71" officeooo:paragraph-rsid="00026f71" style:font-weight-asian="bold" style:font-weight-complex="bold"/>
    </style:style>
    <style:style style:name="P10" style:family="paragraph" style:parent-style-name="Standard">
      <style:text-properties officeooo:rsid="000afc83" officeooo:paragraph-rsid="000afc83"/>
    </style:style>
    <style:style style:name="P11" style:family="paragraph" style:parent-style-name="Standard" style:list-style-name="L1">
      <style:text-properties officeooo:rsid="000afc83" officeooo:paragraph-rsid="000afc83"/>
    </style:style>
    <style:style style:name="P12" style:family="paragraph">
      <loext:graphic-properties draw:fill="none" draw:fill-color="#ffffff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/>
    </style:style>
    <style:style style:name="P1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officeooo:rsid="0016022a"/>
    </style:style>
    <style:style style:name="T2" style:family="text">
      <style:text-properties officeooo:rsid="0008620b"/>
    </style:style>
    <style:style style:name="T3" style:family="text">
      <style:text-properties officeooo:rsid="0016dca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fc83"/>
    </style:style>
    <style:style style:name="T6" style:family="text">
      <style:text-properties officeooo:rsid="001af09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715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1.57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2.348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75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2.074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1.8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4.7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2.233cm" fo:min-width="8.8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uia de montagem – Circuito impresso</text:p>
      <text:p text:style-name="P2"/>
      <text:p text:style-name="P2">Modelo da placa: <text:span text:style-name="T1">Condicionamento compacto</text:span><text:tab/> versão: <text:span text:style-name="T1">01</text:span><text:span text:style-name="T6">b</text:span></text:p>
      <text:p text:style-name="P2">Ljcpcb order: _________________________________</text:p>
      <text:p text:style-name="P2">Data: ____/____/____</text:p>
      <text:p text:style-name="P2"/>
      <text:p text:style-name="P10"><text:span text:style-name="T4">Separação de material:</text:span> </text:p>
      <text:section text:style-name="Sect1" text:name="Seção1">
        <text:list text:style-name="L1">
          <text:list-item>
            <text:p text:style-name="P11">Ferro de solda</text:p>
          </text:list-item>
          <text:list-item>
            <text:p text:style-name="P11">estanho</text:p>
          </text:list-item>
          <text:list-item>
            <text:p text:style-name="P11">fluxo para solda</text:p>
          </text:list-item>
          <text:list-item>
            <text:p text:style-name="P11">alicate de corte</text:p>
          </text:list-item>
          <text:list-item>
            <text:p text:style-name="P11">alicate de bico</text:p>
          </text:list-item>
          <text:list-item>
            <text:p text:style-name="P11">alicate universal</text:p>
          </text:list-item>
          <text:list-item>
            <text:p text:style-name="P11">ventilador de mesa</text:p>
          </text:list-item>
          <text:list-item>
            <text:p text:style-name="P11">papel</text:p>
          </text:list-item>
          <text:list-item>
            <text:p text:style-name="P11">álcool isopropílico </text:p>
          </text:list-item>
          <text:list-item>
            <text:p text:style-name="P11">fita dessoldadora </text:p>
          </text:list-item>
          <text:list-item>
            <text:p text:style-name="P11">sugador de solda</text:p>
          </text:list-item>
          <text:list-item>
            <text:p text:style-name="P11">cotonete</text:p>
          </text:list-item>
          <text:list-item>
            <text:p text:style-name="P11">estilete</text:p>
          </text:list-item>
          <text:list-item>
            <text:p text:style-name="P11">lixa</text:p>
          </text:list-item>
        </text:list>
      </text:section>
      <text:p text:style-name="P10"/>
      <text:p text:style-name="P2"><text:span text:style-name="T4">Separação de </text:span><text:span text:style-name="T5">componentes</text:span></text:p>
      <text:p text:style-name="P3"><draw:custom-shape text:anchor-type="paragraph" draw:z-index="0" draw:name="Forma 1" draw:style-name="gr12" draw:text-style-name="P14" svg:width="8.843cm" svg:height="2.234cm" svg:x="0.004cm" svg:y="0.462cm"><text:p/><draw:enhanced-geometry svg:viewBox="0 0 21600 21600" draw:type="rectangle" draw:enhanced-path="M 0 0 L 21600 0 21600 21600 0 21600 0 0 Z N"/></draw:custom-shape><draw:frame text:anchor-type="paragraph" draw:z-index="1" draw:name="Quadro de texto 1" draw:style-name="gr11" draw:text-style-name="P12" svg:width="8.762cm" svg:height="4.79cm" svg:x="9.01cm" svg:y="0.483cm"><draw:text-box><text:p><text:span text:style-name="T7">Resistores</text:span> (designador – quantidade - valor)</text:p><text:p text:style-name="P15"><text:tab/><text:span text:style-name="T8">R1, R8 – 2 – 220</text:span></text:p><text:p text:style-name="P15"><text:span text:style-name="T8"><text:tab/></text:span><text:span text:style-name="T8">R2,R3,R4,R5 – 4 – 100k </text:span></text:p><text:p text:style-name="P15"><text:span text:style-name="T8"><text:tab/></text:span></text:p><text:p/></draw:text-box></draw:frame></text:p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Quadro de texto 2" draw:style-name="gr10" draw:text-style-name="P12" svg:width="8.58cm" svg:height="1.911cm" svg:x="9.01cm" svg:y="0.108cm"><draw:text-box><text:p><text:span text:style-name="T7">Capacitores</text:span> (designador – quantidade - valor)</text:p><text:p><text:tab/>C1,C4 – 2 – 470p</text:p><text:p><text:tab/>C2,C3 – 2 – 1u</text:p></draw:text-box></draw:frame></text:p>
      <text:p text:style-name="P3"/>
      <text:p text:style-name="P3"/>
      <text:p text:style-name="P3"/>
      <text:p text:style-name="P3"/>
      <text:p text:style-name="P4"><draw:frame text:anchor-type="paragraph" draw:z-index="10" draw:name="Quadro de texto 9" draw:style-name="gr2" draw:text-style-name="P12" svg:width="8.58cm" svg:height="1.548cm" svg:x="8.948cm" svg:y="0.123cm"><draw:text-box><text:p><text:span text:style-name="T7">Diodos</text:span> (designador – quantidade - valor)</text:p><text:p text:style-name="P13"><text:tab/>D1,D2,D3,D4 – 4 – <text:span text:style-name="T8">1N5819</text:span></text:p></draw:text-box></draw:frame></text:p>
      <text:p text:style-name="P4"/>
      <text:p text:style-name="P4"/>
      <text:p text:style-name="P4"><draw:custom-shape text:anchor-type="paragraph" draw:z-index="5" draw:name="Forma 2" draw:style-name="gr7" draw:text-style-name="P14" svg:width="8.843cm" svg:height="2.075cm" svg:x="0.004cm" svg:y="-3.687cm"><text:p/><draw:enhanced-geometry svg:viewBox="0 0 21600 21600" draw:type="rectangle" draw:enhanced-path="M 0 0 L 21600 0 21600 21600 0 21600 0 0 Z N"/></draw:custom-shape></text:p>
      <text:p text:style-name="P4"><draw:frame text:anchor-type="paragraph" draw:z-index="3" draw:name="Quadro de texto 4" draw:style-name="gr9" draw:text-style-name="P12" svg:width="8.794cm" svg:height="1.842cm" svg:x="9.01cm" svg:y="0.224cm"><draw:text-box><text:p><text:span text:style-name="T7">CIs</text:span> (designador – quantidade - valor)</text:p><text:p><text:tab/>U1 <text:s/>– <text:s/>1 <text:s/>– <text:s/>ampop duploSMD</text:p><text:p><text:tab/></text:p></draw:text-box></draw:frame></text:p>
      <text:p text:style-name="P4"/>
      <text:p text:style-name="P4"/>
      <text:p text:style-name="P4"/>
      <text:p text:style-name="P4"><draw:custom-shape text:anchor-type="paragraph" draw:z-index="7" draw:name="Forma 6" draw:style-name="gr5" draw:text-style-name="P14" svg:width="8.843cm" svg:height="2.349cm" svg:x="0.004cm" svg:y="0.392cm"><text:p/><draw:enhanced-geometry svg:viewBox="0 0 21600 21600" draw:type="rectangle" draw:enhanced-path="M 0 0 L 21600 0 21600 21600 0 21600 0 0 Z N"/></draw:custom-shape><draw:frame text:anchor-type="paragraph" draw:z-index="4" draw:name="Quadro de texto 5" draw:style-name="gr8" draw:text-style-name="P12" svg:width="9.566cm" svg:height="1.872cm" svg:x="9.01cm" svg:y="0.344cm"><draw:text-box><text:p><text:span text:style-name="T7">Barra macho 90º</text:span> (designador – quantidade - valor)</text:p><text:p><text:tab/><text:tab/>J1 – 1 – 08 pinos </text:p><text:p><text:tab/>J2 – 1 – 02 pinos </text:p></draw:text-box></draw:frame></text:p>
      <text:p text:style-name="P4"/>
      <text:p text:style-name="P4"><draw:custom-shape text:anchor-type="paragraph" draw:z-index="9" draw:name="Forma 3" draw:style-name="gr3" draw:text-style-name="P14" svg:width="8.843cm" svg:height="1.715cm" svg:x="0.004cm" svg:y="-4.703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custom-shape text:anchor-type="paragraph" draw:z-index="8" draw:name="Forma 7" draw:style-name="gr4" draw:text-style-name="P14" svg:width="8.843cm" svg:height="1.574cm" svg:x="0.004cm" svg:y="0.639cm"><text:p/><draw:enhanced-geometry svg:viewBox="0 0 21600 21600" draw:type="rectangle" draw:enhanced-path="M 0 0 L 21600 0 21600 21600 0 21600 0 0 Z N"/></draw:custom-shape></text:p>
      <text:p text:style-name="P4"><draw:frame text:anchor-type="paragraph" draw:z-index="11" draw:name="Quadro de texto 10" draw:style-name="gr1" draw:text-style-name="P12" svg:width="9.035cm" svg:height="1.392cm" svg:x="9.07cm" svg:y="0.143cm"><draw:text-box><text:p><text:span text:style-name="T7">Barra macho</text:span> (designador – quantidade - valor)</text:p><text:p><text:tab/><text:tab/>J3,J4 – 2 – 03 pinos </text:p></draw:text-box></draw:frame></text:p>
      <text:p text:style-name="P4"/>
      <text:p text:style-name="P8"><draw:custom-shape text:anchor-type="paragraph" draw:z-index="6" draw:name="Forma 4" draw:style-name="gr6" draw:text-style-name="P14" svg:width="8.843cm" svg:height="1.751cm" svg:x="0.004cm" svg:y="-5.586cm"><text:p/><draw:enhanced-geometry svg:viewBox="0 0 21600 21600" draw:type="rectangle" draw:enhanced-path="M 0 0 L 21600 0 21600 21600 0 21600 0 0 Z N"/></draw:custom-shape></text:p>
      <text:p text:style-name="P7"/>
      <text:p text:style-name="P5">Número de placas restantes:</text:p>
      <text:p text:style-name="P5"/>
      <text:p text:style-name="P5">Componentes próximos de acabarem:</text:p>
      <text:p text:style-name="P5"/>
      <text:p text:style-name="P6">Componentes que foram substituídos:</text:p>
      <text:p text:style-name="P6"/>
      <text:p text:style-name="P7"/>
      <text:p text:style-name="P7"><text:span text:style-name="T4">Componentes em falta: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officeooo:rsid="0007489a" officeooo:paragraph-rsid="0016022a" style:font-size-asian="9pt" style:font-size-complex="9pt"/>
    </style:style>
    <style:style style:name="MT1" style:family="text">
      <style:text-properties officeooo:rsid="0016022a"/>
    </style:style>
    <style:style style:name="MT2" style:family="text">
      <style:text-properties officeooo:rsid="001af09b"/>
    </style:style>
    <style:style style:name="MT3" style:family="text">
      <style:text-properties officeooo:rsid="0008620b"/>
    </style:style>
    <style:style style:name="MT4" style:family="text">
      <style:text-properties officeooo:rsid="0016dcaa"/>
    </style:style>
    <style:page-layout style:name="Mpm1">
      <style:page-layout-properties fo:page-width="21.001cm" fo:page-height="29.7cm" style:num-format="1" style:print-orientation="portrait" fo:margin-top="1.261cm" fo:margin-bottom="0.37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0.769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Guia de montagem – <text:span text:style-name="MT1">Condicionamento compacto</text:span> V0<text:span text:style-name="MT1">1</text:span><text:span text:style-name="MT2">b</text:span> - JLCPCB order:______________________ page <text:page-number text:select-page="current">1</text:page-number><text:span text:style-name="MT3">/</text:span><text:span text:style-name="MT4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0:00:02.777954452</meta:creation-date>
    <dc:date>2024-07-26T18:13:02.808125090</dc:date>
    <meta:editing-duration>PT2H19M52S</meta:editing-duration>
    <meta:editing-cycles>18</meta:editing-cycles>
    <meta:generator>LibreOffice/24.2.5.2$Linux_X86_64 LibreOffice_project/d6e8b0f3fc6e8af2b00cf4969fd0d2fa45b9a62e</meta:generator>
    <meta:document-statistic meta:table-count="0" meta:image-count="0" meta:object-count="0" meta:page-count="1" meta:paragraph-count="25" meta:word-count="92" meta:character-count="612" meta:non-whitespace-character-count="552"/>
  </office:meta>
</office:document-meta>
</file>